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A00000072778116040B05F45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Helvetica Neue3" svg:font-family="'Helvetica Neue'" style:font-pitch="variable"/>
    <style:font-face style:name="Helvetica Neue1" svg:font-family="'Helvetica Neue'" style:font-adornments="Fett" style:font-pitch="variable"/>
    <style:font-face style:name="Helvetica Neue4" svg:font-family="'Helvetica Neue'" style:font-adornments="Fett Kursiv" style:font-pitch="variable"/>
    <style:font-face style:name="Helvetica Neue2" svg:font-family="'Helvetica Neue'" style:font-adornments="Light" style:font-pitch="variable"/>
    <style:font-face style:name="Helvetica Neue" svg:font-family="'Helvetica Neue'" style:font-adornments="Standard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Condensed Light" svg:font-family="'Roboto Condensed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4.124cm"/>
    </style:style>
    <style:style style:name="Tabelle1.C" style:family="table-column">
      <style:table-column-properties style:column-width="7.22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7f7f7f" style:font-name="Roboto" fo:font-size="10pt" officeooo:paragraph-rsid="0013f21c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officeooo:paragraph-rsid="0013f21c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Helvetica Neue2" fo:font-size="11pt" fo:letter-spacing="normal" fo:font-style="normal" fo:font-weight="normal" officeooo:rsid="00310475" officeooo:paragraph-rsid="0034c167" style:font-name-asian="Noto Sans CJK SC Regular" style:font-size-asian="11pt" style:font-weight-asian="bold" style:font-name-complex="Lohit Devanagari" style:font-size-complex="11pt" style:font-weight-complex="bold"/>
    </style:style>
    <style:style style:name="P4" style:family="paragraph" style:parent-style-name="Standard">
      <style:text-properties officeooo:rsid="001414e2" officeooo:paragraph-rsid="001414e2"/>
    </style:style>
    <style:style style:name="P5" style:family="paragraph" style:parent-style-name="Standard">
      <style:text-properties fo:font-variant="normal" fo:text-transform="none" fo:color="#333333" style:font-name="Helvetica Neue2" fo:font-size="11pt" fo:letter-spacing="normal" fo:font-style="normal" fo:font-weight="normal" officeooo:rsid="00310475" officeooo:paragraph-rsid="00168445" style:font-size-asian="11pt" style:font-size-complex="11pt"/>
    </style:style>
    <style:style style:name="P6" style:family="paragraph" style:parent-style-name="Standard">
      <style:text-properties style:font-name="Helvetica Neue2" fo:font-size="11pt" officeooo:rsid="001414e2" officeooo:paragraph-rsid="00168445" style:font-size-asian="11pt" style:font-size-complex="11pt"/>
    </style:style>
    <style:style style:name="P7" style:family="paragraph" style:parent-style-name="Standard">
      <style:text-properties style:font-name="Helvetica Neue2" fo:font-size="12pt" officeooo:rsid="001414e2" officeooo:paragraph-rsid="0014af3d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 Condensed Light" fo:font-size="26pt" fo:font-weight="bold" officeooo:paragraph-rsid="0014af3d" style:font-size-asian="26pt" style:font-weight-asian="bold" style:font-size-complex="26pt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339d37" officeooo:paragraph-rsid="00339d3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339d37" officeooo:paragraph-rsid="00339d3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45eae0" officeooo:paragraph-rsid="0045ea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34c167" officeooo:paragraph-rsid="0034c1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34c167" officeooo:paragraph-rsid="0034c16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6142d6" officeooo:paragraph-rsid="006142d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normal" officeooo:rsid="00377e2d" officeooo:paragraph-rsid="00377e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bold" officeooo:rsid="00377e2d" officeooo:paragraph-rsid="00377e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Helvetica Neue2" officeooo:paragraph-rsid="0014af3d"/>
    </style:style>
    <style:style style:name="P20" style:family="paragraph" style:parent-style-name="Standard">
      <style:paragraph-properties fo:margin-top="0cm" fo:margin-bottom="0.199cm" loext:contextual-spacing="false" fo:text-align="justify" style:justify-single-word="false"/>
      <style:text-properties style:font-name="Helvetica Neue2" fo:font-size="12pt" officeooo:paragraph-rsid="0014af3d" style:font-size-asian="12pt" style:font-size-complex="12pt"/>
    </style:style>
    <style:style style:name="P21" style:family="paragraph" style:parent-style-name="Standard">
      <style:paragraph-properties fo:margin-left="1.249cm" fo:margin-right="0cm" fo:margin-top="0cm" fo:margin-bottom="0.199cm" loext:contextual-spacing="false" fo:text-align="justify" style:justify-single-word="false" fo:text-indent="1.249cm" style:auto-text-indent="false"/>
      <style:text-properties style:font-name="Helvetica Neue2" fo:font-size="11pt" officeooo:paragraph-rsid="0014af3d" style:font-size-asian="11pt" style:font-size-complex="11pt"/>
    </style:style>
    <style:style style:name="P22" style:family="paragraph" style:parent-style-name="Standard">
      <style:paragraph-properties fo:margin-left="1.249cm" fo:margin-right="0cm" fo:margin-top="0cm" fo:margin-bottom="0.199cm" loext:contextual-spacing="false" fo:text-align="justify" style:justify-single-word="false" fo:text-indent="1.249cm" style:auto-text-indent="false"/>
      <style:text-properties style:font-name="Helvetica Neue2" fo:font-size="11pt" officeooo:rsid="0074a3b6" officeooo:paragraph-rsid="0074a3b6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Helvetica Neue2" officeooo:rsid="0074a3b6" officeooo:paragraph-rsid="0074a3b6"/>
    </style:style>
    <style:style style:name="P24" style:family="paragraph" style:parent-style-name="Text_20_body">
      <style:text-properties officeooo:paragraph-rsid="0074a3b6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style:font-name="Helvetica Neue2" fo:font-size="11pt" officeooo:rsid="0074a3b6" officeooo:paragraph-rsid="0074a3b6" style:font-size-asian="11pt" style:font-size-complex="11pt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/>
      <style:text-properties fo:font-variant="normal" fo:text-transform="none" fo:color="#333333" style:font-name="Helvetica Neue2" fo:font-size="11pt" fo:letter-spacing="normal" fo:font-style="normal" fo:font-weight="normal" officeooo:rsid="0074a3b6" officeooo:paragraph-rsid="0074a3b6" style:font-size-asian="11pt" style:font-size-complex="11pt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>
      <style:text-properties style:font-name="Helvetica Neue2"/>
    </style:style>
    <style:style style:name="P29" style:family="paragraph" style:parent-style-name="Heading_20_1">
      <style:text-properties style:font-name="Helvetica Neue3"/>
    </style:style>
    <style:style style:name="P30" style:family="paragraph" style:parent-style-name="Heading_20_1">
      <style:text-properties style:font-name="Helvetica Neue3" fo:font-size="18.2000007629395pt" style:font-size-asian="18.2000007629395pt" style:font-size-complex="18.2000007629395pt"/>
    </style:style>
    <style:style style:name="P31" style:family="paragraph" style:parent-style-name="Heading_20_1">
      <style:paragraph-properties fo:break-before="page"/>
      <style:text-properties style:font-name="Helvetica Neue2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style:font-name="Helvetica Neue2" officeooo:paragraph-rsid="0074a3b6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bold" officeooo:rsid="00310475" officeooo:paragraph-rsid="0031047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Helvetica Neue2" fo:font-size="11pt" fo:font-style="normal" fo:text-shadow="none" style:text-underline-style="none" fo:font-weight="bold" officeooo:rsid="00761ba0" officeooo:paragraph-rsid="00761ba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7f7f7f" style:font-name="Helvetica Neue2" fo:font-size="9pt" style:font-size-asian="9pt" style:font-size-complex="9pt"/>
    </style:style>
    <style:style style:name="T2" style:family="text">
      <style:text-properties fo:color="#7f7f7f" style:font-name="Helvetica Neue2" fo:font-size="9pt" officeooo:rsid="0063abeb" style:font-size-asian="9pt" style:font-size-complex="9pt"/>
    </style:style>
    <style:style style:name="T3" style:family="text">
      <style:text-properties fo:color="#7f7f7f" style:font-name="Wingdings" fo:font-size="10pt" style:font-name-asian="Wingdings1" style:font-size-asian="10pt" style:font-name-complex="Wingdings1" style:font-size-complex="10pt"/>
    </style:style>
    <style:style style:name="T4" style:family="text">
      <style:text-properties fo:color="#7f7f7f" style:font-name="Roboto" fo:font-size="10pt" style:font-size-asian="10pt" style:font-size-complex="10pt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officeooo:rsid="00310475"/>
    </style:style>
    <style:style style:name="T7" style:family="text">
      <style:text-properties officeooo:rsid="0034c167"/>
    </style:style>
    <style:style style:name="T8" style:family="text">
      <style:text-properties officeooo:rsid="0045eae0"/>
    </style:style>
    <style:style style:name="T9" style:family="text">
      <style:text-properties fo:font-size="26pt" fo:font-weight="bold" style:font-size-asian="26pt" style:font-weight-asian="bold" style:font-size-complex="2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T12" style:family="text">
      <style:text-properties fo:font-size="20pt" fo:font-weight="bold" officeooo:rsid="0074a3b6" style:font-size-asian="20pt" style:font-weight-asian="bold" style:font-size-complex="20pt"/>
    </style:style>
    <style:style style:name="T13" style:family="text">
      <style:text-properties style:font-name="Helvetica Neue2" officeooo:rsid="0074a3b6"/>
    </style:style>
    <style:style style:name="T14" style:family="text">
      <style:text-properties officeooo:rsid="00649c97"/>
    </style:style>
    <style:style style:name="T15" style:family="text">
      <style:text-properties officeooo:rsid="0074a3b6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761b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T9">Name des Projekts /der Aufgabe</text:span></text:p>
      <text:p text:style-name="P19"><text:span text:style-name="T10"><text:tab/><text:tab/></text:span><text:span text:style-name="T11">Firma </text:span><text:span text:style-name="T12">XY</text:span></text:p>
      <text:p text:style-name="P20"><text:tab/><text:tab/><text:span text:style-name="T16">Version 1.0 </text:span></text:p>
      <text:p text:style-name="P21">Ing. Mag. Christoph Ott</text:p>
      <text:p text:style-name="P22">Datum</text:p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7">Inhaltsverzeichnis</text:p>
          </text:index-title>
          <text:p text:style-name="P32"><text:a xlink:type="simple" xlink:href="#__RefHeading___Toc1442_1567456570" text:style-name="Index_20_Link" text:visited-style-name="Index_20_Link">Überschrift 1 - Einleitung<text:tab/>3</text:a></text:p>
          <text:p text:style-name="P32"><text:a xlink:type="simple" xlink:href="#__RefHeading___Toc1049_3360462136" text:style-name="Index_20_Link" text:visited-style-name="Index_20_Link">Überschrift 1 – Ist-Stand<text:tab/>3</text:a></text:p>
          <text:p text:style-name="P32"><text:a xlink:type="simple" xlink:href="#__RefHeading___Toc1470_1567456570" text:style-name="Index_20_Link" text:visited-style-name="Index_20_Link">Überschrift 1 - Soll Stand<text:tab/>3</text:a></text:p>
          <text:p text:style-name="P36"><text:a xlink:type="simple" xlink:href="#__RefHeading___Toc1472_1567456570" text:style-name="Index_20_Link" text:visited-style-name="Index_20_Link">Überschrift 2 – Unterpunkt<text:tab/>3</text:a></text:p>
          <text:p text:style-name="P36"><text:a xlink:type="simple" xlink:href="#__RefHeading___Toc1051_3360462136" text:style-name="Index_20_Link" text:visited-style-name="Index_20_Link">Überschrift 2 – Unterpunkt<text:tab/>3</text:a></text:p>
          <text:p text:style-name="P36"><text:a xlink:type="simple" xlink:href="#__RefHeading___Toc1053_3360462136" text:style-name="Index_20_Link" text:visited-style-name="Index_20_Link">Überschrift 2 – Unterpunkt<text:tab/>3</text:a></text:p>
          <text:p text:style-name="P32"><text:a xlink:type="simple" xlink:href="#__RefHeading___Toc2084_1541455125" text:style-name="Index_20_Link" text:visited-style-name="Index_20_Link">Überschrift 1 - Zusammenfassung<text:tab/>4</text:a></text:p>
        </text:index-body>
      </text:table-of-content>
      <text:h text:style-name="Heading_20_1" text:outline-level="1"/>
      <text:h text:style-name="P31" text:outline-level="1"><text:bookmark-start text:name="__RefHeading___Toc1442_1567456570"/>Ü<text:span text:style-name="T15">berschrift 1 - </text:span>Einleitung<text:bookmark-end text:name="__RefHeading___Toc1442_1567456570"/></text:h>
      <text:p text:style-name="P25"><text:span text:style-name="T6">K</text:span><text:span text:style-name="T5">urze Einleitung und Information zum Projekt / zur Aufgabe</text:span></text:p>
      <text:h text:style-name="P29" text:outline-level="1"><text:bookmark-start text:name="__RefHeading___Toc1049_3360462136"/>Überschrift 1 – I<text:span text:style-name="T15">st</text:span>-Stand<text:bookmark-end text:name="__RefHeading___Toc1049_3360462136"/></text:h>
      <text:p text:style-name="P25"><text:span text:style-name="T5">Kurze Beschreibung des Ist-Stands des Kunden</text:span></text:p>
      <text:h text:style-name="P28" text:outline-level="1"><text:bookmark-start text:name="__RefHeading___Toc1470_1567456570"/>Ü<text:span text:style-name="T15">berschrift 1 - </text:span>Soll Stand<text:bookmark-end text:name="__RefHeading___Toc1470_1567456570"/></text:h>
      <text:p text:style-name="P26">Beschreibung was in diesem Projekt zutun ist, welche Technologien verwendet werden, wie das ganze umgesetzt werden kann.</text:p>
      <text:h text:style-name="P33" text:outline-level="2"><text:bookmark-start text:name="__RefHeading___Toc1472_1567456570"/>Ü<text:span text:style-name="T15">berschrift 2 – Unterpunkt </text:span><text:bookmark-end text:name="__RefHeading___Toc1472_1567456570"/></text:h>
      <text:h text:style-name="P33" text:outline-level="2"><text:bookmark-start text:name="__RefHeading___Toc1051_3360462136"/><text:span text:style-name="T15">Überschrift 2 – Unterpunkt </text:span><text:bookmark-end text:name="__RefHeading___Toc1051_3360462136"/></text:h>
      <text:h text:style-name="P33" text:outline-level="2"><text:bookmark-start text:name="__RefHeading___Toc1053_3360462136"/><text:span text:style-name="T15">Überschrift 2 – Unterpunkt <text:s/></text:span><text:bookmark-end text:name="__RefHeading___Toc1053_3360462136"/></text:h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h text:style-name="P30" text:outline-level="1"><text:bookmark-start text:name="__RefHeading___Toc2084_1541455125"/><text:soft-page-break/>Ü<text:span text:style-name="T15">berschrift 1 - </text:span>Zusammenfassung<text:bookmark-end text:name="__RefHeading___Toc2084_1541455125"/></text:h>
      <text:p text:style-name="P3">Sämtliche Kostenaufstellungen sind momentan basierend auf Schätzungen. <text:span text:style-name="T7">Diese Werte können durch genauere Details im Planungsprozess noch abweichen. Jede Funktion wird neben der Implementierung auch ordnungsgemäß getestet und basieren auf technologische neuste Bibliotheken.</text:span></text:p>
      <text:p text:style-name="P5"/>
      <table:table table:name="Tabelle1" table:style-name="Tabelle1" table:template-name="Standardvorlage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4">Bezeichnung</text:p>
          </table:table-cell>
          <table:table-cell table:style-name="Tabelle1.A1" office:value-type="string">
            <text:p text:style-name="P34">Summe</text:p>
          </table:table-cell>
          <table:table-cell table:style-name="Tabelle1.C1" office:value-type="string">
            <text:p text:style-name="P34">Weitere Beschreibung</text:p>
          </table:table-cell>
        </table:table-row>
        <table:table-row table:style-name="Tabelle1.1">
          <table:table-cell table:style-name="Tabelle1.A2" office:value-type="string">
            <text:p text:style-name="P9"><text:span text:style-name="T17">z.B </text:span>Setup <text:span text:style-name="T8">&amp; Installation</text:span></text:p>
          </table:table-cell>
          <table:table-cell table:style-name="Tabelle1.A2" office:value-type="string">
            <text:p text:style-name="P10"><text:span text:style-name="T17">z. B. 500</text:span> €</text:p>
          </table:table-cell>
          <table:table-cell table:style-name="Tabelle1.C2" office:value-type="string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C2" office:value-type="string">
            <text:p text:style-name="P15"/>
            <text:p text:style-name="P15"/>
          </table:table-cell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C2" office:value-type="string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C2" office:value-type="string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4"/>
          </table:table-cell>
          <table:table-cell table:style-name="Tabelle1.C2" office:value-type="string">
            <text:p text:style-name="P11"/>
          </table:table-cell>
        </table:table-row>
        <table:table-row table:style-name="Tabelle1.1">
          <table:table-cell table:style-name="Tabelle1.A2" office:value-type="string">
            <text:p text:style-name="P17">Summe:</text:p>
          </table:table-cell>
          <table:table-cell table:style-name="Tabelle1.A2" office:value-type="string">
            <text:p text:style-name="P17"/>
          </table:table-cell>
          <table:table-cell table:style-name="Tabelle1.C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17">Mw<text:span text:style-name="T14">S</text:span>t:</text:p>
          </table:table-cell>
          <table:table-cell table:style-name="Tabelle1.A2" office:value-type="string">
            <text:p text:style-name="P35"/>
          </table:table-cell>
          <table:table-cell table:style-name="Tabelle1.C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7">Gesamtsumme:</text:p>
          </table:table-cell>
          <table:table-cell table:style-name="Tabelle1.A2" office:value-type="string">
            <text:p text:style-name="P17"/>
          </table:table-cell>
          <table:table-cell table:style-name="Tabelle1.C2" office:value-type="string">
            <text:p text:style-name="P1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Helvetica Neue3" svg:font-family="'Helvetica Neue'" style:font-pitch="variable"/>
    <style:font-face style:name="Helvetica Neue1" svg:font-family="'Helvetica Neue'" style:font-adornments="Fett" style:font-pitch="variable"/>
    <style:font-face style:name="Helvetica Neue4" svg:font-family="'Helvetica Neue'" style:font-adornments="Fett Kursiv" style:font-pitch="variable"/>
    <style:font-face style:name="Helvetica Neue2" svg:font-family="'Helvetica Neue'" style:font-adornments="Light" style:font-pitch="variable"/>
    <style:font-face style:name="Helvetica Neue" svg:font-family="'Helvetica Neue'" style:font-adornments="Standard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Condensed Light" svg:font-family="'Roboto Condensed Light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style:writing-mode="page"/>
      <style:text-properties style:font-name="Helvetica Neue" fo:font-family="'Helvetica Neue'" style:font-style-name="Standard" style:font-pitch="variable" fo:font-size="11pt" officeooo:rsid="001414e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 style:writing-mode="page"/>
      <style:text-properties style:font-name="Helvetica Neue1" fo:font-family="'Helvetica Neue'" style:font-style-name="Fett" style:font-pitch="variable" fo:font-size="22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Helvetica Neue" fo:font-family="'Helvetica Neue'" style:font-style-name="Standard" style:font-pitch="variable" fo:font-size="11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Helvetica Neue1" fo:font-family="'Helvetica Neue'" style:font-style-name="Fett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Helvetica Neue1" fo:font-family="'Helvetica Neue'" style:font-style-name="Fett" style:font-pitch="variable"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Helvetica Neue" fo:font-family="'Helvetica Neue'" style:font-style-name="Standard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199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.199cm" loext:contextual-spacing="false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.199cm" loext:contextual-spacing="false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page"/>
      <style:text-properties style:font-name="Helvetica Neue4" fo:font-family="'Helvetica Neue'" style:font-style-name="Fett Kursiv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style:font-name="Helvetica Neue1" fo:font-family="'Helvetica Neue'" style:font-style-name="Fett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page"/>
      <style:text-properties style:font-name="Helvetica Neue1" fo:font-family="'Helvetica Neue'" style:font-style-name="Fett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page"/>
      <style:text-properties style:font-name="Helvetica Neue1" fo:font-family="'Helvetica Neue'" style:font-style-name="Fett" style:font-pitch="variable"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color="#7f7f7f" style:font-name="Roboto" fo:font-size="10pt" officeooo:paragraph-rsid="0013f21c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officeooo:paragraph-rsid="0013f21c"/>
    </style:style>
    <style:style style:name="MT1" style:family="text">
      <style:text-properties fo:color="#7f7f7f" style:font-name="Helvetica Neue2" fo:font-size="9pt" style:font-size-asian="9pt" style:font-size-complex="9pt"/>
    </style:style>
    <style:style style:name="MT2" style:family="text">
      <style:text-properties fo:color="#7f7f7f" style:font-name="Wingdings" fo:font-size="10pt" style:font-name-asian="Wingdings1" style:font-size-asian="10pt" style:font-name-complex="Wingdings1" style:font-size-complex="10pt"/>
    </style:style>
    <style:style style:name="MT3" style:family="text">
      <style:text-properties fo:color="#7f7f7f" style:font-name="Roboto" fo:font-size="10pt" style:font-size-asian="10pt" style:font-size-complex="10pt"/>
    </style:style>
    <style:style style:name="MT4" style:family="text">
      <style:text-properties fo:color="#7f7f7f" style:font-name="Helvetica Neue2" fo:font-size="9pt" officeooo:rsid="0063abeb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1.146cm" svg:y="-2.609cm" svg:width="6.246cm" svg:height="2.764cm" draw:z-index="3"><draw:image xlink:href="Pictures/10000201000000FA00000072778116040B05F458.png" xlink:type="simple" xlink:show="embed" xlink:actuate="onLoad" loext:mime-type="image/png"/></draw:frame></text:p>
      </style:header>
      <style:footer>
        <text:p text:style-name="MP1"/>
        <text:p text:style-name="MP1"/>
        <text:p text:style-name="MP2"><text:span text:style-name="MT1">A-2522 OBERWALTERSDORF </text:span><text:span text:style-name="MT2"></text:span><text:span text:style-name="MT3"> </text:span><text:span text:style-name="MT1">Schloßsee 325 </text:span><text:span text:style-name="MT2"></text:span><text:span text:style-name="MT3"> </text:span><text:span text:style-name="MT1">Tel.: </text:span><text:span text:style-name="MT4">+43 </text:span><text:span text:style-name="MT1">699 102 169 15</text:span></text:p>
        <text:p text:style-name="MP2"><text:span text:style-name="MT1"><text:s/>E-Mail: christoph.ott@lean-coders.at </text:span><text:span text:style-name="MT2"></text:span><text:span text:style-name="MT3"> </text:span><text:span text:style-name="MT1">Homepage: www.lean-coders.a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20:55:37.863172565</meta:creation-date>
    <dc:date>2018-03-07T11:43:17.867263568</dc:date>
    <meta:editing-duration>PT5H7M58S</meta:editing-duration>
    <meta:editing-cycles>69</meta:editing-cycles>
    <meta:generator>LibreOffice/5.4.5.1$MacOSX_X86_64 LibreOffice_project/79c9829dd5d8054ec39a82dc51cd9eff340dbee8</meta:generator>
    <meta:print-date>2018-03-04T21:25:30.963875383</meta:print-date>
    <meta:document-statistic meta:table-count="1" meta:image-count="1" meta:object-count="0" meta:page-count="4" meta:paragraph-count="34" meta:word-count="168" meta:character-count="1212" meta:non-whitespace-character-count="1060"/>
  </office:meta>
</office:document-meta>
</file>